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3c7" officeooo:paragraph-rsid="000fc23c"/>
    </style:style>
    <style:style style:name="P2" style:family="paragraph" style:parent-style-name="Standard">
      <style:text-properties officeooo:rsid="000eb3c7" officeooo:paragraph-rsid="000eb3c7"/>
    </style:style>
    <style:style style:name="P3" style:family="paragraph" style:parent-style-name="Standard">
      <style:text-properties officeooo:rsid="000fc23c" officeooo:paragraph-rsid="000fc23c"/>
    </style:style>
    <style:style style:name="P4" style:family="paragraph" style:parent-style-name="Standard">
      <style:text-properties officeooo:rsid="00127e80" officeooo:paragraph-rsid="000fc23c"/>
    </style:style>
    <style:style style:name="P5" style:family="paragraph" style:parent-style-name="Standard">
      <style:text-properties fo:color="#000099" officeooo:rsid="00127e80" officeooo:paragraph-rsid="00127e80"/>
    </style:style>
    <style:style style:name="P6" style:family="paragraph" style:parent-style-name="Standard">
      <style:text-properties officeooo:rsid="0013e74e" officeooo:paragraph-rsid="0013e74e"/>
    </style:style>
    <style:style style:name="T1" style:family="text">
      <style:text-properties officeooo:rsid="0013e74e"/>
    </style:style>
    <style:style style:name="T2" style:family="text">
      <style:text-properties officeooo:rsid="001789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seny de la B.D. <text:span text:style-name="T1">per la reserva i venda d'entrades d'un cinema (extra : per més d'un cinema)</text:span></text:p>
      <text:p text:style-name="Standard"/>
      <text:p text:style-name="P2">Volem dissenyar una Base de Dades <text:span text:style-name="T1">gestionar la venda anticipada i venda a taquilla de les entrades d'un cinema.</text:span></text:p>
      <text:p text:style-name="P2"/>
      <text:p text:style-name="P6">Hem de tenir en compte que :</text:p>
      <text:p text:style-name="P6">- A un cinema hi ha moltes pel·lícules en cartellera.</text:p>
      <text:p text:style-name="P6">- A un cinema hi ha moltes sales.</text:p>
      <text:p text:style-name="P6">- Les pel·lícules es poden passar a diferents sales depenent de l'horari i del dia de la setmana.</text:p>
      <text:p text:style-name="P6">- Les entrades tenen el número de fila i el número de butaca assignats.</text:p>
      <text:p text:style-name="P6">- L'horari dels passes de les pel·lícules pot variar cada dia per encabir les pel·lícules noves o les que només es passen els caps de setmana.</text:p>
      <text:p text:style-name="P6">- El preu de l'entrada pot variar depenent del dia de la setmana.</text:p>
      <text:p text:style-name="P6">- Al preu se li pot aplicar un descompte (carnet de biblioteca, carnet jove, dia de l'espectador, dia del cinema, etc). Algun descompte s'aplica a tothom, algun només s'aplica al client que presenta un carnet i algun només s'aplica si compres per internet.</text:p>
      <text:p text:style-name="P6"/>
      <text:p text:style-name="P6"/>
      <text:p text:style-name="P6"/>
      <text:p text:style-name="P6"/>
      <text:p text:style-name="P6"/>
      <text:p text:style-name="P4"/>
      <text:p text:style-name="P5">Dissenyar la B.D. amb els diagrames E/R i implementar-la amb <text:span text:style-name="T2">MariaDB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3:06:02.458000000</meta:creation-date>
    <dc:date>2017-11-23T09:00:41.875909114</dc:date>
    <meta:editing-duration>PT2H48M51S</meta:editing-duration>
    <meta:editing-cycles>4</meta:editing-cycles>
    <meta:generator>LibreOffice/5.1.6.2.0$Linux_X86_64 LibreOffice_project/10$Build-2</meta:generator>
    <meta:document-statistic meta:table-count="0" meta:image-count="0" meta:object-count="0" meta:page-count="1" meta:paragraph-count="11" meta:word-count="187" meta:character-count="1018" meta:non-whitespace-character-count="842"/>
  </office:meta>
</office:document-meta>
</file>